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betan Machine Uni" fo:font-size="22pt" officeooo:rsid="001102bf" officeooo:paragraph-rsid="001bc76b" style:font-size-asian="22pt" style:font-size-complex="22pt"/>
    </style:style>
    <style:style style:name="P2" style:family="paragraph" style:parent-style-name="Standard">
      <style:text-properties style:font-name="Tibetan Machine Uni" fo:font-size="22pt" officeooo:rsid="00148734" officeooo:paragraph-rsid="001e43a5" style:font-size-asian="22pt" style:font-size-complex="22pt"/>
    </style:style>
    <style:style style:name="P3" style:family="paragraph" style:parent-style-name="Standard">
      <style:text-properties officeooo:rsid="001102bf" officeooo:paragraph-rsid="001bd627"/>
    </style:style>
    <style:style style:name="P4" style:family="paragraph" style:parent-style-name="Standard">
      <style:text-properties officeooo:rsid="001102bf" officeooo:paragraph-rsid="001cc41b"/>
    </style:style>
    <style:style style:name="P5" style:family="paragraph" style:parent-style-name="Standard">
      <style:text-properties fo:font-size="13pt" officeooo:rsid="000e7271" officeooo:paragraph-rsid="001bd627" style:font-size-asian="13pt" style:font-size-complex="13pt"/>
    </style:style>
    <style:style style:name="P6" style:family="paragraph" style:parent-style-name="Standard">
      <style:text-properties fo:font-size="13pt" officeooo:rsid="000e7caf" officeooo:paragraph-rsid="001bd627" style:font-size-asian="13pt" style:font-size-complex="13pt"/>
    </style:style>
    <style:style style:name="P7" style:family="paragraph" style:parent-style-name="Standard">
      <style:text-properties fo:font-size="13pt" officeooo:rsid="001880b7" officeooo:paragraph-rsid="001bd627" style:font-size-asian="13pt" style:font-size-complex="13pt"/>
    </style:style>
    <style:style style:name="P8" style:family="paragraph" style:parent-style-name="Standard">
      <style:text-properties fo:font-size="13pt" officeooo:rsid="001102bf" officeooo:paragraph-rsid="001cc41b" style:font-size-asian="13pt" style:font-size-complex="13pt"/>
    </style:style>
    <style:style style:name="P9" style:family="paragraph" style:parent-style-name="Standard">
      <style:text-properties fo:font-size="13pt" officeooo:rsid="00177713" officeooo:paragraph-rsid="001cc41b" style:font-size-asian="13pt" style:font-size-complex="13pt"/>
    </style:style>
    <style:style style:name="P10" style:family="paragraph" style:parent-style-name="Standard">
      <style:text-properties fo:font-size="13pt" officeooo:rsid="0012d673" officeooo:paragraph-rsid="001cc41b" style:font-size-asian="13pt" style:font-size-complex="13pt"/>
    </style:style>
    <style:style style:name="P11" style:family="paragraph" style:parent-style-name="Standard">
      <style:text-properties fo:font-size="13pt" officeooo:paragraph-rsid="001cc41b" style:font-size-asian="13pt" style:font-size-complex="13pt"/>
    </style:style>
    <style:style style:name="P12" style:family="paragraph" style:parent-style-name="Standard">
      <style:text-properties fo:font-size="13pt" officeooo:rsid="00148734" officeooo:paragraph-rsid="001e43a5" style:font-size-asian="13pt" style:font-size-complex="13pt"/>
    </style:style>
    <style:style style:name="P13" style:family="paragraph" style:parent-style-name="Standard">
      <style:text-properties fo:font-size="13pt" officeooo:rsid="00154799" officeooo:paragraph-rsid="001e43a5" style:font-size-asian="13pt" style:font-size-complex="13pt"/>
    </style:style>
    <style:style style:name="P14" style:family="paragraph" style:parent-style-name="Standard">
      <style:text-properties fo:font-size="13pt" officeooo:paragraph-rsid="001e43a5" style:font-size-asian="13pt" style:font-size-complex="13pt"/>
    </style:style>
    <style:style style:name="P15" style:family="paragraph" style:parent-style-name="Standard">
      <style:text-properties officeooo:rsid="0012d673" officeooo:paragraph-rsid="001cc41b"/>
    </style:style>
    <style:style style:name="P16" style:family="paragraph" style:parent-style-name="Standard">
      <style:text-properties style:font-name="Tibetan Machine Uni" fo:font-size="24pt" fo:font-weight="bold" officeooo:rsid="00177713" officeooo:paragraph-rsid="001e43a5" style:font-size-asian="24pt" style:font-weight-asian="bold" style:font-size-complex="24pt" style:font-weight-complex="bold"/>
    </style:style>
    <style:style style:name="P17" style:family="paragraph" style:parent-style-name="Standard">
      <style:text-properties officeooo:rsid="00154799" officeooo:paragraph-rsid="001e43a5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officeooo:rsid="001bd627" style:font-size-asian="13pt" style:font-size-complex="13pt"/>
    </style:style>
    <style:style style:name="T5" style:family="text">
      <style:text-properties style:text-position="super 58%"/>
    </style:style>
    <style:style style:name="T6" style:family="text">
      <style:text-properties style:text-position="super 58%" fo:font-size="13pt" style:font-size-asian="13pt" style:font-size-complex="13pt"/>
    </style:style>
    <style:style style:name="T7" style:family="text">
      <style:text-properties style:text-position="super 58%" officeooo:rsid="0012d673"/>
    </style:style>
    <style:style style:name="T8" style:family="text">
      <style:text-properties officeooo:rsid="001880b7"/>
    </style:style>
    <style:style style:name="T9" style:family="text">
      <style:text-properties officeooo:rsid="000e7caf"/>
    </style:style>
    <style:style style:name="T10" style:family="text">
      <style:text-properties officeooo:rsid="00177713"/>
    </style:style>
    <style:style style:name="T11" style:family="text">
      <style:text-properties officeooo:rsid="0012d673"/>
    </style:style>
    <style:style style:name="T12" style:family="text">
      <style:text-properties officeooo:rsid="001102bf"/>
    </style:style>
    <style:style style:name="T13" style:family="text">
      <style:text-properties officeooo:rsid="001547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tab/><text:tab/>Letter Of Reference To An <text:tab/><text:tab/><text:tab/><text:tab/><text:tab/><text:tab/> Organization:</text:p>
      <text:p text:style-name="P12"/>
      <text:p text:style-name="P12"/>
      <text:p text:style-name="P12"/>
      <text:p text:style-name="P12"/>
      <text:p text:style-name="P12"/>
      <text:p text:style-name="P12">1<text:span text:style-name="T5">st</text:span> March, 2022,</text:p>
      <text:p text:style-name="P12"/>
      <text:p text:style-name="P12"/>
      <text:p text:style-name="P12">To the consultant, HBL </text:p>
      <text:p text:style-name="P12"/>
      <text:p text:style-name="P12">6<text:span text:style-name="T5">th</text:span> Road Islamabad, Pakistan</text:p>
      <text:p text:style-name="P12"/>
      <text:p text:style-name="P12"/>
      <text:p text:style-name="P12">Dear consultant, </text:p>
      <text:p text:style-name="P12"/>
      <text:p text:style-name="P12"/>
      <text:p text:style-name="P12"><text:tab/>It is stated that I have heard about the recruitment program of you bank. As I was the part of the management of HBL, so I though I should suggest a person who will suitable for this job.</text:p>
      <text:p text:style-name="P12"/>
      <text:p text:style-name="P12"/>
      <text:p text:style-name="P12"><text:tab/>Mr Ali Kamal has applied for this job. He recently completed his Masters in Accounting with the 3.5 C<text:span text:style-name="T10">G</text:span>PA. Also, he have an experience of 6 months of practical accounting and management work. As his boss was my colleague, so I have also heard about his brilliance in his work. As far as I know, he is a devoted and hard working person. He has also got the diploma in advance management utilities last month. </text:p>
      <text:p text:style-name="P12"/>
      <text:p text:style-name="P12"/>
      <text:p text:style-name="P12"><text:tab/><text:span text:style-name="T13">I think that he is capable enough for this job and you should consider him for this position. </text:span></text:p>
      <text:p text:style-name="P13">He will be proved beneficial for the bank and our whole corporation.</text:p>
      <text:p text:style-name="P13"/>
      <text:p text:style-name="P13"/>
      <text:p text:style-name="P13">Yours Sincerely,</text:p>
      <text:p text:style-name="P14"><text:span text:style-name="T8">Afaq Ahmad</text:span><text:span text:style-name="T13">,</text:span></text:p>
      <text:p text:style-name="P13">1<text:span text:style-name="T5">st</text:span> March, 2022.</text:p>
      <text:p text:style-name="P17"/>
      <text:p text:style-name="P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2T07:48:30.457764175</meta:creation-date>
    <dc:date>2022-03-02T07:51:21.284931366</dc:date>
    <meta:editing-duration>PT2M50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169" meta:character-count="934" meta:non-whitespace-character-count="761"/>
  </office:meta>
</office:document-meta>
</file>